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3"/>
    <style:style style:name="P3" style:family="paragraph" style:parent-style-name="Text_20_body" style:list-style-name="L3"/>
    <style:style style:name="P4" style:family="paragraph" style:parent-style-name="Text_20_body" style:list-style-name="L3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4"/>
    <style:style style:name="P8" style:family="paragraph" style:parent-style-name="Text_20_body" style:list-style-name="L3"/>
    <style:style style:name="P9" style:family="paragraph" style:parent-style-name="Text_20_body" style:list-style-name="L3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6"/>
    <style:style style:name="P15" style:family="paragraph" style:parent-style-name="Text_20_body" style:list-style-name="L6"/>
    <style:style style:name="P16" style:family="paragraph" style:parent-style-name="Text_20_body" style:list-style-name="L5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0"/>
    <style:style style:name="P23" style:family="paragraph" style:parent-style-name="Text_20_body" style:list-style-name="L10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1"/>
    <style:style style:name="P27" style:family="paragraph" style:parent-style-name="Text_20_body" style:list-style-name="L11"/>
    <style:style style:name="P28" style:family="paragraph" style:parent-style-name="Text_20_body" style:list-style-name="L11"/>
    <style:style style:name="P29" style:family="paragraph" style:parent-style-name="Text_20_body" style:list-style-name="L11"/>
    <style:style style:name="P30" style:family="paragraph" style:parent-style-name="Text_20_body" style:list-style-name="L11"/>
    <style:style style:name="P31" style:family="paragraph" style:parent-style-name="Text_20_body" style:list-style-name="L9"/>
    <style:style style:name="P32" style:family="paragraph" style:parent-style-name="Text_20_body" style:list-style-name="L8"/>
    <style:style style:name="P33" style:family="paragraph" style:parent-style-name="Text_20_body" style:list-style-name="L12"/>
    <style:style style:name="P34" style:family="paragraph" style:parent-style-name="Text_20_body" style:list-style-name="L12"/>
    <style:style style:name="P35" style:family="paragraph" style:parent-style-name="Text_20_body" style:list-style-name="L5"/>
    <style:style style:name="P36" style:family="paragraph" style:parent-style-name="Text_20_body" style:list-style-name="L5"/>
    <style:style style:name="P37" style:family="paragraph" style:parent-style-name="Text_20_body" style:list-style-name="L13"/>
    <style:style style:name="P38" style:family="paragraph" style:parent-style-name="Text_20_body" style:list-style-name="L13"/>
    <style:style style:name="P39" style:family="paragraph" style:parent-style-name="Text_20_body" style:list-style-name="L13"/>
    <style:style style:name="P40" style:family="paragraph" style:parent-style-name="Text_20_body" style:list-style-name="L13"/>
    <style:style style:name="P41" style:family="paragraph" style:parent-style-name="Text_20_body" style:list-style-name="L10"/>
    <style:style style:name="P42" style:family="paragraph" style:parent-style-name="Text_20_body" style:list-style-name="L10"/>
    <style:style style:name="P43" style:family="paragraph" style:parent-style-name="Text_20_body" style:list-style-name="L10"/>
    <style:style style:name="P44" style:family="paragraph" style:parent-style-name="Text_20_body" style:list-style-name="L10"/>
    <style:style style:name="P45" style:family="paragraph" style:parent-style-name="Text_20_body" style:list-style-name="L14"/>
    <style:style style:name="P46" style:family="paragraph" style:parent-style-name="Text_20_body" style:list-style-name="L14"/>
    <style:style style:name="P47" style:family="paragraph" style:parent-style-name="Text_20_body" style:list-style-name="L14"/>
    <style:style style:name="P48" style:family="paragraph" style:parent-style-name="Text_20_body" style:list-style-name="L14"/>
    <style:style style:name="P49" style:family="paragraph" style:parent-style-name="Text_20_body" style:list-style-name="L14"/>
    <style:style style:name="P50" style:family="paragraph" style:parent-style-name="Text_20_body" style:list-style-name="L14"/>
    <style:style style:name="P51" style:family="paragraph" style:parent-style-name="Text_20_body" style:list-style-name="L7"/>
    <style:style style:name="P52" style:family="paragraph" style:parent-style-name="Text_20_body" style:list-style-name="L15"/>
    <style:style style:name="P53" style:family="paragraph" style:parent-style-name="Text_20_body" style:list-style-name="L15"/>
    <style:style style:name="P54" style:family="paragraph" style:parent-style-name="Text_20_body" style:list-style-name="L15"/>
    <style:style style:name="P55" style:family="paragraph" style:parent-style-name="Text_20_body" style:list-style-name="L16"/>
    <style:style style:name="P56" style:family="paragraph" style:parent-style-name="Text_20_body" style:list-style-name="L16"/>
    <style:style style:name="P57" style:family="paragraph" style:parent-style-name="Text_20_body" style:list-style-name="L17"/>
    <style:style style:name="P58" style:family="paragraph" style:parent-style-name="Text_20_body" style:list-style-name="L17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MMORPG</text:p>
      <text:p text:style-name="Standard"/>
      <text:p text:style-name="Standard">Players start as farmers.</text:p>
      <text:p text:style-name="Standard">Can advance to Fighter, Mob Leader, tribe leader, knight, Duke, Lord, King, etc.</text:p>
      <text:p text:style-name="Standard"/>
      <text:p text:style-name="Standard">every player pledges allegiance to one other (higher) player. <text:s/>players organize</text:p>
      <text:p text:style-name="Standard">loot-and-pillage campaigns against each other. eg: </text:p>
      <text:p text:style-name="Standard">Group leader(Boradcat to mob): I will fight X, 5 Gold to all who come + equal</text:p>
      <text:p text:style-name="Standard"><text:s text:c="2"/>share of half the loot. Join me, We leave for X in 50 min.</text:p>
      <text:p text:style-name="Standard">Group menbers get choice to join.</text:p>
      <text:p text:style-name="Standard">X gets warning, gather your men, Y is coming. Otherwise just fixed defences.</text:p>
      <text:p text:style-name="Standard">X + X's men x thieir strngth against Y + Y's men + Y's defences.</text:p>
      <text:p text:style-name="Standard">Work out loot + damage, everyone goes home.</text:p>
      <text:p text:style-name="Standard"/>
      <text:p text:style-name="Standard">Property:</text:p>
      <text:p text:style-name="Standard">Farm or equiv. 1 Positions: 1 income 1f+1g for owner + 1f+1g income for worker after 1 day</text:p>
      <text:p text:style-name="Standard">Defence: 3 defence + 3 defence per soldier * their strength, soldiers can hire if they have weapons, get salary.</text:p>
      <text:p text:style-name="Standard">Farming day takes time according to skill level.</text:p>
      <text:p text:style-name="Standard">Build smithy, get income from people mending their weapons there</text:p>
      <text:p text:style-name="Standard"/>
      <text:p text:style-name="Standard">weapons:</text:p>
      <text:p text:style-name="Standard">Need to be mended or their effectivity goes down. 1 point per turn</text:p>
      <text:p text:style-name="Standard">Repair yourself,(time)</text:p>
      <text:p text:style-name="Standard">or at smithy, gold.</text:p>
      <text:p text:style-name="Standard">Also can get better+ use less time</text:p>
      <text:p text:style-name="Standard"/>
      <text:p text:style-name="Standard"/>
      <text:p text:style-name="Standard"/>
      <text:p text:style-name="Standard"/>
      <text:p text:style-name="Standard">Slaves:</text:p>
      <text:p text:style-name="Standard">Work on farms (less income),</text:p>
      <text:p text:style-name="Standard">do not fight (or badly, always die in fight, have strength 1 plus limited weapon skill)</text:p>
      <text:p text:style-name="Standard">can be robbed or bought</text:p>
      <text:p text:style-name="Standard"/>
      <text:p text:style-name="Standard">Job:</text:p>
      <text:p text:style-name="Standard">Get a job as a farmer or soldier with your Leige or with someone else.</text:p>
      <text:p text:style-name="Standard">F.ex. in smithy</text:p>
      <text:p text:style-name="Standard"/>
      <text:p text:style-name="Standard">Map:</text:p>
      <text:p text:style-name="Standard">Possibly distances determine how much extra time you get to gather defences, and how long you have to ftavel before fight.</text:p>
      <text:p text:style-name="Standard">Possibly get longboats.</text:p>
      <text:p text:style-name="Standard"/>
      <text:p text:style-name="Standard"/>
      <text:p text:style-name="Standard">If game gets boring, Pillaging hoards from the east.</text:p>
      <text:p text:style-name="Standard"/>
      <text:p text:style-name="Standard">Allegiances:</text:p>
      <text:p text:style-name="Standard">Only to higher players.</text:p>
      <text:p text:style-name="Standard">kings can demand and punish.</text:p>
      <text:p text:style-name="Standard">boss can always refuse.</text:p>
      <text:p text:style-name="Standard"/>
      <text:p text:style-name="Standard"><text:soft-page-break/>Resources:</text:p>
      <text:p text:style-name="Standard">Farms give food, Other jobs give gold.</text:p>
      <text:p text:style-name="Standard">Need 1 food per man to call in for attack or defence</text:p>
      <text:p text:style-name="Standard"/>
      <text:p text:style-name="Standard">Attacks:</text:p>
      <text:p text:style-name="Standard">Can ask king to retrun the strike,</text:p>
      <text:p text:style-name="Standard">then get a choice of continue attacking or stay for defence</text:p>
      <text:p text:style-name="Standard"/>
      <text:p text:style-name="Standard">Defending:</text:p>
      <text:p text:style-name="Standard">Being attacked by someone who has a following of 367 men (2x longboats), don't know how many coming.</text:p>
      <text:p text:style-name="Standard"/>
      <text:p text:style-name="Standard">Advisors, always defensive:</text:p>
      <text:p text:style-name="Standard">Atomatically call in for defence (adjustable)</text:p>
      <text:p text:style-name="Standard">Atomatically cancel attack if retribution attack.</text:p>
      <text:p text:style-name="Standard"/>
      <text:p text:style-name="Standard">Marketplace:</text:p>
      <text:p text:style-name="Standard">Buy items for gold. First from grand empire. Later from other player's smithys</text:p>
      <text:p text:style-name="Standard">Trade gold &lt;-&gt; food</text:p>
      <text:p text:style-name="Standard">Sell, Buy listing by item.</text:p>
      <text:p text:style-name="Standard">can add offer.X gold for Y food up to 3 times.</text:p>
      <text:p text:style-name="Standard"/>
      <text:p text:style-name="Standard"/>
      <text:p text:style-name="Standard"/>
      <text:h text:style-name="Heading_20_1" text:outline-level="1">Object Structure:</text:h>
      <text:p text:style-name="Text_20_body"/>
      <text:h text:style-name="Heading_20_1" text:outline-level="1">Base Classes:</text:h>
      <text:h text:style-name="Heading_20_2" text:outline-level="2">GoldOwnerClass:</text:h>
      <text:p text:style-name="Text_20_body">Implements methods for owning gold.</text:p>
      <text:h text:style-name="Heading_20_2" text:outline-level="2">ItemClass:</text:h>
      <text:p text:style-name="Text_20_body">Has:</text:p>
      <text:list text:style-name="L5">
        <text:list-item>
          <text:p text:style-name="P12">a unique ID, fixed</text:p>
        </text:list-item>
        <text:list-item>
          <text:p text:style-name="P12">An owner, changeable</text:p>
        </text:list-item>
      </text:list>
      <text:p text:style-name="Text_20_body"><text:tab/><text:tab/>Way to track ownership. Kind of redundant but good safety measure.</text:p>
      <text:p text:style-name="Text_20_body">Can be:</text:p>
      <text:list text:style-name="L13">
        <text:list-item>
          <text:p text:style-name="P37">Created</text:p>
        </text:list-item>
        <text:list-item>
          <text:p text:style-name="P37">Destroyed</text:p>
          <text:list>
            <text:list-item>
              <text:p text:style-name="P37">Dropped, owner ==0 all is well</text:p>
            </text:list-item>
            <text:list-item>
              <text:p text:style-name="P37">Dropped accidentally, owner!=0 System Warning</text:p>
            </text:list-item>
          </text:list>
        </text:list-item>
      </text:list>
      <text:p text:style-name="Text_20_body"/>
      <text:h text:style-name="Heading_20_2" text:outline-level="2"><text:soft-page-break/>RepairClass:</text:h>
      <text:p text:style-name="Text_20_body">Repair sytem:</text:p>
      <text:list text:style-name="L10">
        <text:list-item>
          <text:p text:style-name="P21">total_repair is set by subclass property say 10</text:p>
        </text:list-item>
        <text:list-item>
          <text:p text:style-name="P21">GetRepair returns %</text:p>
        </text:list-item>
        <text:list-item>
          <text:p text:style-name="P21">Use decreases repair by 1 (arg1)</text:p>
        </text:list-item>
        <text:list-item>
          <text:p text:style-name="P21">Mend repairs 1 by default, (argument 1)</text:p>
        </text:list-item>
      </text:list>
      <text:p text:style-name="Text_20_body">Methods:</text:p>
      <text:list text:style-name="L14">
        <text:list-item>
          <text:p text:style-name="P45">__init__</text:p>
        </text:list-item>
        <text:list-item>
          <text:p text:style-name="P45">GetRepair, in %</text:p>
        </text:list-item>
        <text:list-item>
          <text:p text:style-name="P45">Use, decrease repair</text:p>
        </text:list-item>
        <text:list-item>
          <text:p text:style-name="P45">RepairOk, Can I use it.</text:p>
        </text:list-item>
        <text:list-item>
          <text:p text:style-name="P45">Repair, increase repair</text:p>
        </text:list-item>
        <text:list-item>
          <text:p text:style-name="P45">FullRepair</text:p>
        </text:list-item>
      </text:list>
      <text:p text:style-name="Text_20_body"/>
      <text:h text:style-name="Heading_20_1" text:outline-level="1" text:is-list-header="true">Item Subclasses:</text:h>
      <text:h text:style-name="Heading_20_2" text:outline-level="2">WeaponClass:</text:h>
      <text:p text:style-name="Text_20_body">Possibly implement a script that generates the subclasses from a spread sheet</text:p>
      <text:p text:style-name="Text_20_body">Is also:</text:p>
      <text:list text:style-name="L7">
        <text:list-item>
          <text:p text:style-name="P17">Item</text:p>
        </text:list-item>
      </text:list>
      <text:p text:style-name="Text_20_body"/>
      <text:p text:style-name="Text_20_body">Has:</text:p>
      <text:list text:style-name="L15">
        <text:list-item>
          <text:p text:style-name="P52">An attack value -- Set by subclass</text:p>
        </text:list-item>
        <text:list-item>
          <text:p text:style-name="P52">a total health value -- Set by subclass</text:p>
        </text:list-item>
        <text:list-item>
          <text:p text:style-name="P52">a name</text:p>
        </text:list-item>
      </text:list>
      <text:p text:style-name="Text_20_body"/>
      <text:p text:style-name="Text_20_body">Can </text:p>
      <text:list text:style-name="L16">
        <text:list-item>
          <text:p text:style-name="P55">Return attack value</text:p>
        </text:list-item>
        <text:list-item>
          <text:p text:style-name="P55">Attack, Return Attack Value and Use()</text:p>
        </text:list-item>
      </text:list>
      <text:p text:style-name="Text_20_body"/>
      <text:p text:style-name="Text_20_body">TBI:</text:p>
      <text:list text:style-name="L17">
        <text:list-item>
          <text:p text:style-name="P57">Available from level</text:p>
        </text:list-item>
        <text:list-item>
          <text:p text:style-name="P57">weapon type (or class) so you can get better at certain types of weapon</text:p>
        </text:list-item>
      </text:list>
      <text:p text:style-name="Text_20_body"/>
      <text:h text:style-name="Heading_20_2" text:outline-level="2" text:is-list-header="true"><text:soft-page-break/>ArmorClass:</text:h>
      <text:p text:style-name="Text_20_body">Same as weapon</text:p>
      <text:h text:style-name="Heading_20_2" text:outline-level="2"/>
      <text:p text:style-name="Text_20_body"/>
      <text:h text:style-name="Heading_20_1" text:outline-level="1">PlayerClass:</text:h>
      <text:p text:style-name="Text_20_body">Is also (inherits)</text:p>
      <text:list text:style-name="L4">
        <text:list-item>
          <text:p text:style-name="P7">Gold Owner</text:p>
        </text:list-item>
      </text:list>
      <text:h text:style-name="Heading_20_3" text:outline-level="3">Description</text:h>
      <text:p text:style-name="Text_20_body">Players are the actors in the game. </text:p>
      <text:p text:style-name="Text_20_body">Can be:</text:p>
      <text:list text:style-name="L2">
        <text:list-item>
          <text:p text:style-name="P5">member in fractions.</text:p>
        </text:list-item>
        <text:list-item>
          <text:p text:style-name="P5">Owners of fractions.</text:p>
        </text:list-item>
      </text:list>
      <text:p text:style-name="Text_20_body"/>
      <text:p text:style-name="Text_20_body">Has or owns:</text:p>
      <text:list text:style-name="L3">
        <text:list-item>
          <text:p text:style-name="P1">A personal fraction</text:p>
        </text:list-item>
        <text:list-item>
          <text:p text:style-name="P1">A Weapon</text:p>
        </text:list-item>
        <text:list-item>
          <text:p text:style-name="P1">An armor</text:p>
        </text:list-item>
        <text:list-item>
          <text:p text:style-name="P1">Further inventory items</text:p>
        </text:list-item>
      </text:list>
      <text:p text:style-name="Text_20_body">To be implemented:</text:p>
      <text:list text:style-name="L3">
        <text:list-item>
          <text:p text:style-name="P1">Food</text:p>
        </text:list-item>
        <text:list-item>
          <text:p text:style-name="P1">Real Estate</text:p>
        </text:list-item>
        <text:list-item>
          <text:p text:style-name="P1">Job</text:p>
        </text:list-item>
        <text:list-item>
          <text:p text:style-name="P1">Health</text:p>
        </text:list-item>
      </text:list>
      <text:p text:style-name="Text_20_body"/>
      <text:h text:style-name="Heading_20_2" text:outline-level="2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imon Heisterkamp</meta:initial-creator>
    <meta:creation-date>2009-06-18T13:41:43</meta:creation-date>
    <dc:creator>Simon Heisterkamp</dc:creator>
    <dc:date>2009-06-18T15:18:32</dc:date>
    <meta:editing-cycles>8</meta:editing-cycles>
    <meta:editing-duration>PT1H36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14" meta:word-count="587" meta:character-count="3394"/>
  </office:meta>
</office:document-meta>
</file>